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 Program A</text:p>
      <text:p text:style-name="P1"/>
      <text:p text:style-name="P1">set r0 1</text:p>
      <text:p text:style-name="P1">set r1 1</text:p>
      <text:p text:style-name="P1">jeq 4 r0 10</text:p>
      <text:p text:style-name="P1">mul r1 r0</text:p>
      <text:p text:style-name="P1">add r0 1</text:p>
      <text:p text:style-name="P1">jmp -3</text:p>
      <text:p text:style-name="P1">log r1</text:p>
      <text:p text:style-name="P1">halt</text:p>
      <text:p text:style-name="P1"/>
      <text:p text:style-name="P1">-- Program B</text:p>
      <text:p text:style-name="P1"/>
      <text:p text:style-name="P1">set r0 3</text:p>
      <text:p text:style-name="P1">log r0</text:p>
      <text:p text:style-name="P1">jeq 9 r0 1</text:p>
      <text:p text:style-name="P1">set r1 r0</text:p>
      <text:p text:style-name="P1">mod r1 2</text:p>
      <text:p text:style-name="P1">jeq 4 r1 0</text:p>
      <text:p text:style-name="P1">mul r0 3</text:p>
      <text:p text:style-name="P1">add r0 1</text:p>
      <text:p text:style-name="P1">jmp -7</text:p>
      <text:p text:style-name="P1">div r0 2</text:p>
      <text:p text:style-name="P1">jmp -9</text:p>
      <text:p text:style-name="P1">halt</text:p>
      <text:p text:style-name="P1"/>
      <text:p text:style-name="P1">-- Program C</text:p>
      <text:p text:style-name="P1"/>
      <text:p text:style-name="P1">mem 3 1 4 1 5 9 2 6 5 4</text:p>
      <text:p text:style-name="P1">jeq 5 r0 10</text:p>
      <text:p text:style-name="P1">load r1 r0</text:p>
      <text:p text:style-name="P1">add r2 r1</text:p>
      <text:p text:style-name="P1">add r0 1</text:p>
      <text:p text:style-name="P1">jmp -4</text:p>
      <text:p text:style-name="P1">log r2</text:p>
      <text:p text:style-name="P1">ha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09:03:12.964434689</meta:creation-date>
    <dc:date>2026-03-13T15:29:28.324856019</dc:date>
    <meta:editing-duration>PT23S</meta:editing-duration>
    <meta:editing-cycles>2</meta:editing-cycles>
    <meta:generator>LibreOffice/24.8.3.2$Linux_X86_64 LibreOffice_project/480$Build-2</meta:generator>
    <meta:document-statistic meta:table-count="0" meta:image-count="0" meta:object-count="0" meta:page-count="1" meta:paragraph-count="31" meta:word-count="92" meta:character-count="264" meta:non-whitespace-character-count="203"/>
  </office:meta>
</office:document-meta>
</file>